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066b" officeooo:paragraph-rsid="0019066b"/>
    </style:style>
    <style:style style:name="P2" style:family="paragraph" style:parent-style-name="Standard">
      <style:text-properties fo:font-size="16pt" style:text-underline-style="solid" style:text-underline-width="auto" style:text-underline-color="font-color" officeooo:rsid="0019066b" officeooo:paragraph-rsid="0019066b" style:font-size-asian="16pt" style:font-size-complex="16pt"/>
    </style:style>
    <style:style style:name="P3" style:family="paragraph" style:parent-style-name="Standard">
      <style:text-properties fo:color="#ff00cc" fo:font-size="15pt" officeooo:rsid="0019066b" officeooo:paragraph-rsid="0019066b" style:font-size-asian="15pt" style:font-size-complex="15pt"/>
    </style:style>
    <style:style style:name="P4" style:family="paragraph" style:parent-style-name="Standard">
      <style:text-properties officeooo:rsid="001adb6b" officeooo:paragraph-rsid="001adb6b"/>
    </style:style>
    <style:style style:name="P5" style:family="paragraph" style:parent-style-name="Standard">
      <style:text-properties fo:color="#0000cc" officeooo:rsid="001adb6b" officeooo:paragraph-rsid="001adb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https://www.wyth.me/careers?utm_campaign=egh1&amp;utm_source=e</text:p>
      <text:p text:style-name="P1"/>
      <text:p text:style-name="P1"/>
      <text:p text:style-name="P1">As a growing company, WythMe has an ever-increasing need for qualified, motivated employees to help support our expansion. Although based in Arlington VA, we welcome applicants from across the US and abroad.</text:p>
      <text:p text:style-name="P1"/>
      <text:p text:style-name="P1">​</text:p>
      <text:p text:style-name="P1"/>
      <text:p text:style-name="P1">Interested in working for an exciting new start up? Enjoy addressing daily new challenges? Have an internet connection? Check out our available positions below and apply today*!</text:p>
      <text:p text:style-name="P1"/>
      <text:p text:style-name="P1"><text:s/></text:p>
      <text:p text:style-name="P1"/>
      <text:p text:style-name="P1">Need help? Be sure to visit our Careers FAQ Page for the latest answers to commonly asked questions.</text:p>
      <text:p text:style-name="P1"/>
      <text:p text:style-name="P2">UX DESIGNER</text:p>
      <text:p text:style-name="P1"/>
      <text:p text:style-name="P1">We are seeking a qualified UX Designer to assist in building and continued maintenance of our mobile- and web-based interfaces. Applicants should be self-starters with experience in creating intuitive, customer-facing designs for Apple and Android products.</text:p>
      <text:p text:style-name="P1"/>
      <text:p text:style-name="P1">Responsibilities:</text:p>
      <text:p text:style-name="P1">- Ability to critically analyze existing interface, make suggestions, and build into a functioning product</text:p>
      <text:p text:style-name="P1">- Create interactive wireframes as requested</text:p>
      <text:p text:style-name="P1">- Produce necessary code for correct appearance across Apple/Android devices, as well as various web browsers</text:p>
      <text:p text:style-name="P1">- Work closely in a small team environment</text:p>
      <text:p text:style-name="P1">- Keep up-to-date on technology knowledge related to the product/space</text:p>
      <text:p text:style-name="P1"/>
      <text:p text:style-name="P1">Required/Preferred Skills:</text:p>
      <text:p text:style-name="P1">- 2+ years of mobile application development</text:p>
      <text:p text:style-name="P1">- 2+ years of web development</text:p>
      <text:p text:style-name="P1">- Experience with HTML, CSS, and JQuery</text:p>
      <text:p text:style-name="P1">- Experience with database organization and streamlining</text:p>
      <text:p text:style-name="P1">- Experience with start-ups preferred, but not required</text:p>
      <text:p text:style-name="P1">- Must have excellent written/verbal communication skills</text:p>
      <text:p text:style-name="P1">- B.S. or equivalent preferred, but not required</text:p>
      <text:p text:style-name="P1"/>
      <text:p text:style-name="P1">Salary: Dependent on experience</text:p>
      <text:p text:style-name="P1"/>
      <text:p text:style-name="P1">Interested applicants should complete the following:</text:p>
      <text:p text:style-name="P1">- Send a current resume to careers@wyth.me</text:p>
      <text:p text:style-name="P1">- Download the WythMe customer app (it's free). In your email, please make four suggestions on what you might change if given this position</text:p>
      <text:p text:style-name="P1">- If applicable, please submit a sample of work done in the past year. This can be an attachment or a link to your work sample.</text:p>
      <text:p text:style-name="P5"><text:soft-page-break/>FRONT END DEVELOPER</text:p>
      <text:p text:style-name="P4">(iOs, Android, and web)</text:p>
      <text:p text:style-name="P4"/>
      <text:p text:style-name="P4">We're looking for a full-time developer to build and maintain our customer-facing website, web platform, and app interface. This position is remote, so all qualified candidates are encouraged to apply.</text:p>
      <text:p text:style-name="P4"/>
      <text:p text:style-name="P4">Responsibilities:</text:p>
      <text:p text:style-name="P4">- Work closely with designers and testers to create fluid and innovative user experiences</text:p>
      <text:p text:style-name="P4">- Add to existing codebase</text:p>
      <text:p text:style-name="P4">- Communicate with technical and non-technical team members</text:p>
      <text:p text:style-name="P4">- Keep up-to-date on technology knowledge related to the product/space</text:p>
      <text:p text:style-name="P4"/>
      <text:p text:style-name="P4">Skills and Experience:</text:p>
      <text:p text:style-name="P4">- 1+ years of front end development</text:p>
      <text:p text:style-name="P4">- Excellent verbal/technical communication skills</text:p>
      <text:p text:style-name="P4">- Working knowledge of HTML, Javascript, CSS, jQuery, Angular JS, React, React Native</text:p>
      <text:p text:style-name="P4"/>
      <text:p text:style-name="P4">- Familiarity with Node.js, MongoDB, APIs</text:p>
      <text:p text:style-name="P4">- Proofreading ability is critical</text:p>
      <text:p text:style-name="P4"/>
      <text:p text:style-name="P4">- Experience with continuous integration and continuous testing tools</text:p>
      <text:p text:style-name="P4"/>
      <text:p text:style-name="P4">- Graphic design experience preferred, but not necessary</text:p>
      <text:p text:style-name="P4"/>
      <text:p text:style-name="P4">Interested applicants should complete the following:</text:p>
      <text:p text:style-name="P4">- Send your resume to careers@wyth.me</text:p>
      <text:p text:style-name="P4"/>
      <text:p text:style-name="P4">- Download and explore the WythMe app. In your email, please include two suggestions you would make if employed by our company.</text:p>
      <text:p text:style-name="P4">- In your message, please include an attachment or link to a recent project of yours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9:16:23.439667155</meta:creation-date>
    <dc:date>2017-10-17T19:21:57.999498162</dc:date>
    <meta:editing-duration>PT5M3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47" meta:word-count="472" meta:character-count="3140" meta:non-whitespace-character-count="2711"/>
  </office:meta>
</office:document-meta>
</file>